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language="bg" fo:country="BG" officeooo:rsid="000865f1" officeooo:paragraph-rsid="000865f1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деята за нашите умни кошчета е те лесно да могат да заменят обичайните и да бъдат интерактивни и с напълно самоподдържащо се захранване, осигурено от слънчеви панели. Тъй като те разчитат на разделното изхвърляне на отпадъци, кошчетата ще разполагат със модулни сензори, с които да засичат вида отпадък, поставен във тях. Чрез тях, нискоенергиен микроконтролер ще може да изведе информация за часа, локацията, запълването на контейнера, вида отпадък и наградата за потребителя във виртуални точки. Тази информация после ще се извежда под формата на<text:span text:style-name="T1"> QR</text:span> код на електронномастилен дисплей, който ще се чете от нашето мобилно приложение. <text:line-break/><text:line-break/>Използвахме <text:span text:style-name="T1">Unity 3D </text:span>за да създадем среда, в която да пресъздадем триизмерен модел на града. С помощта на <text:span text:style-name="T1">add-on </text:span>за <text:span text:style-name="T1">blender, </text:span>наречен BlenderGIS, извлекохме сателитна карта на града с данни от <text:span text:style-name="T1">Google Maps</text:span>, разделена на няколко слоя, включително и триизмерни модели на сградите. Във <text:span text:style-name="T1">Unity, </text:span>вградените библиотеки ни предоставят услугата за местоположение от <text:span text:style-name="T1">GPS </text:span>апаратурата на мобилни устройства телефона, с които можем да свържем физическата локация на потребителя с пространството във виртуалната среда. Приложението също така се възползва от камерата на телефона, за да сканира <text:span text:style-name="T1">QR </text:span>кодовете от умните кошчета. Като допълнителен стимул за потребителя, програмата в по-нататъчна разработка, има възможността да следи активното движение, броя крачки и екелогично спестеният въглероден диоксид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1T22:32:48.336000000</dc:date>
    <meta:editing-duration>PT15M10S</meta:editing-duration>
    <meta:editing-cycles>1</meta:editing-cycles>
    <meta:document-statistic meta:table-count="0" meta:image-count="0" meta:object-count="0" meta:page-count="1" meta:paragraph-count="1" meta:word-count="209" meta:character-count="1426" meta:non-whitespace-character-count="1216"/>
    <meta:generator>LibreOffice/7.4.1.2$Windows_X86_64 LibreOffice_project/3c58a8f3a960df8bc8fd77b461821e42c061c5f0</meta:generator>
  </office:meta>
</office:document-meta>
</file>